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3" style:family="paragraph">
      <style:paragraph-properties fo:margin-top="0pt" fo:margin-bottom="0pt" fo:text-indent="0pt"/>
    </style:style>
  </office:automatic-styles>
  <office:body>
    <office:text>
      <text:p text:style-name="p3"><text:span text:style-name="c0">PAGE 38</text:span></text:p>
      <text:p text:style-name="p3"/>
      <text:p text:style-name="p3"><text:span text:style-name="c0">Panel 1. Slephner is plugged into a virtual reality headset, where he is able to make a fantasy world in his own image. The room is carved out of an old military base, left over from the third civil war before the Japanese and French had a truce. The room is dimly lit, with many of the lights in the old installation no longer functioning.</text:span></text:p>
      <text:p text:style-name="p3"/>
      <text:p text:style-name="p3"><text:span text:style-name="c0">Caption: Slephner was plugged in to it,</text:span></text:p>
      <text:p text:style-name="p3"><text:span text:style-name="c0">Caption: this prototype play.</text:span></text:p>
      <text:p text:style-name="p3"/>
      <text:p text:style-name="p3"><text:span text:style-name="c0">Panel 2. Slephner’s hand uses the airwaves like it’s a new fangled game controller, but without even the touch screen that was one present on old cell phones. He is having a mixture of sleep aids and hallucinogens injected into his head, that has been shaved bald for the occasion. His head has stubble from when he had black hair with a middle part.</text:span></text:p>
      <text:p text:style-name="p3"/>
      <text:p text:style-name="p3"><text:span text:style-name="c0">Caption: Without a joystick,</text:span></text:p>
      <text:p text:style-name="p3"><text:span text:style-name="c0">Caption: It was like another midnight.</text:span></text:p>
      <text:p text:style-name="p3"><text:span text:style-name="c0">Caption: With arcades.</text:span></text:p>
      <text:p text:style-name="p3"/>
      <text:p text:style-name="p3"><text:span text:style-name="c0">Panel 3. He is wandering in a midnight forest, a landscape covered in snow. The sky is illuminated by the glow of a the full moon, that is shaded with lime green. He is laying back first in the snow.</text:span></text:p>
      <text:p text:style-name="p3"/>
      <text:p text:style-name="p3"><text:span text:style-name="c0">Caption: Systems malfunctioning, the net</text:span></text:p>
      <text:p text:style-name="p3"><text:span text:style-name="c0">Caption: like wires of cut flesh.</text:span></text:p>
      <text:p text:style-name="p3"/>
      <text:p text:style-name="p3"><text:span text:style-name="c0">Panel 4. Slephner pushes himself out of the snow, that is covered in large portion, with radioactive purple slime.</text:span></text:p>
      <text:p text:style-name="p3"/>
      <text:p text:style-name="p3"><text:span text:style-name="c0">Caption: And like rotting flesh,</text:span></text:p>
      <text:p text:style-name="p3"><text:span text:style-name="c0">Caption: The wires are infecting</text:span></text:p>
      <text:p text:style-name="p3"><text:span text:style-name="c0">Caption: His unclean filth.</text:span></text:p>
      <text:p text:style-name="p3"/>
      <text:p text:style-name="p3"><text:span text:style-name="c0">Panel 5. Split panel. Slephner coughs up some of the purple radioactive slime. In the other hand, he is squirming in his chair, the straps holding him in place barely holding him down.</text:span></text:p>
      <text:p text:style-name="p3"/>
      <text:p text:style-name="p3"><text:span text:style-name="c0">Caption: Left in degenerating form,</text:span></text:p>
      <text:p text:style-name="p3"/>
      <text:p text:style-name="p3"><text:span text:style-name="c0">Panel 6. Slephner floats in a sludge of his own filth and radioactive slime.</text:span></text:p>
      <text:p text:style-name="p3"/>
      <text:p text:style-name="p3"><text:span text:style-name="c0">Caption: Body wire hanging</text:span></text:p>
      <text:p text:style-name="p3"><text:span text:style-name="c0">Caption: From the sky, him hanging</text:span></text:p>
      <text:p text:style-name="p3"/>
      <text:p text:style-name="p3"><text:span text:style-name="c0">Panel 7. He exits the game, unsure of what to tell Ellen.</text:span></text:p>
      <text:p text:style-name="p3"/>
      <text:p text:style-name="p3"><text:span text:style-name="c0">Caption: Onto life as it went by,</text:span></text:p>
      <text:p text:style-name="p3"><text:span text:style-name="c0">Caption: Single thread.</text:span></text:p>
    </office:text>
  </office:body>
</office:document-content>
</file>